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20ExpressionCompiler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CompilerImpl._compile( Expression xpath , boolean isJoin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20ExpressionCompilerImpl.doJaxpCompile( OXPath20ExpressionBPEL20 out , Expression 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Path20ExpressionCompilerImpl.compil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CompilerImpl.compileLValu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CompilerImpl.compileJoinCondition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CompilerImpl.XPath20ExpressionCompilerImpl( String bpel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20ExpressionCompilerImpl.setCompilerContext( CompilerContext compil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